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ive Tool Research</text:p>
      <text:p text:style-name="Standard"/>
      <text:p text:style-name="Standard">Requirements</text:p>
      <text:list xml:id="list42692925" text:style-name="L1">
        <text:list-item>
          <text:p text:style-name="P1">Given the limited budget of the compsci network I will limit this review to those that are licensed under open source terms. Only once this search has been exhausted will I go on to explore closed source products.</text:p>
        </text:list-item>
        <text:list-item>
          <text:p text:style-name="P1">The entire solution needs to be able to map the entire network in a robust and safe manner.</text:p>
        </text:list-item>
      </text:list>
      <text:p text:style-name="Standard"/>
      <text:p text:style-name="Standard">Relevant research</text:p>
      <text:p text:style-name="Standard"/>
      <text:p text:style-name="Standard"><text:a xlink:type="simple" xlink:href="http://www.dtic.mil/cgi-bin/GetTRDoc?AD=ADA465674">http://www.dtic.mil/cgi-bin/GetTRDoc?AD=ADA465674</text:a> </text:p>
      <text:p text:style-name="Standard"/>
      <text:p text:style-name="Standard">There are a few problems with this research paper. In the paper the DoD states a distrust for open source tools so many were not selected for review (which is strange considering the DoD are a huge supporter of OSS). The paper has not been updated to take into account the evolution of such projects. The review aims to look at large products that provide wide ranging functionality which goes against certain software engineering principles. The report also only evaluates those that provide visual mapping – which is not necessarily a requirement for this project. Additionally accuracy of their maps was beyond the scope of the study – whereas for this project that is an important concern. What it does provide however is an initial list of tools to check out.</text:p>
      <text:p text:style-name="Standard"/>
      <text:list xml:id="list42724626" text:style-name="L2">
        <text:list-item>
          <text:p text:style-name="P2">Netdisco</text:p>
        </text:list-item>
        <text:list-item>
          <text:p text:style-name="P2">OpenNMS</text:p>
        </text:list-item>
        <text:list-item>
          <text:p text:style-name="P2">Nomad</text:p>
        </text:list-item>
        <text:list-item>
          <text:p text:style-name="P2">Nmap</text:p>
        </text:list-item>
        <text:list-item>
          <text:p text:style-name="P2">Cheop-Ng</text:p>
        </text:list-item>
        <text:list-item>
          <text:p text:style-name="P2">Big Sister</text:p>
        </text:list-item>
        <text:list-item>
          <text:p text:style-name="P2">RNA/Snort</text:p>
        </text:list-item>
        <text:list-item>
          <text:p text:style-name="P2">KDE Network Mapper</text:p>
        </text:list-item>
      </text:list>
      <text:p text:style-name="Standard"/>
      <text:p text:style-name="Standard">I have come to the conclusion that it is likely that no single tool will be able to fulfill our needs, only fulfill a certain subset of them.</text:p>
      <text:p text:style-name="Standard"/>
      <text:p text:style-name="Standard">Netdisco</text:p>
      <text:p text:style-name="Standard">According to the documentation this tool seems to rely on CDP or LLDP to provide a layer 2 topology map – the only other option seems to be manually adding a topology file and thus is not satisfactory for topology mapping. I am still interested in what information it does acquire and will thus need testing.</text:p>
      <text:p text:style-name="Standard"/>
      <text:p text:style-name="Standard">OpenNMS</text:p>
      <text:p text:style-name="Standard">It is very vague on the exact technical details of how it achieves layer 2 topology mapping – it makes no claim to work on heterogenous or old networks however it doesnt mention being vendor specific either.</text:p>
      <text:p text:style-name="Standard"/>
      <text:p text:style-name="Standard">Nomad</text:p>
      <text:p text:style-name="Standard">Iv been unable to find any information on this – other than being able to download it.</text:p>
      <text:p text:style-name="Standard"/>
      <text:p text:style-name="Standard">Nmap</text:p>
      <text:p text:style-name="Standard"/>
      <text:p text:style-name="Standard">Cheop-Ng</text:p>
      <text:p text:style-name="Standard">This tool seems to only provide host/network discovery – not layer 2 topology mapping. Its <text:soft-page-break/>capabilities needs to be explored.</text:p>
      <text:p text:style-name="Standard">Big Sister</text:p>
      <text:p text:style-name="Standard"/>
      <text:p text:style-name="Standard">RNA/Snort</text:p>
      <text:p text:style-name="Standard"/>
      <text:p text:style-name="Standard">KDE Network Mapper (knetma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56S</meta:editing-duration>
    <meta:editing-cycles>4</meta:editing-cycles>
    <meta:generator>LibreOffice/3.5$Windows_x86 LibreOffice_project/3215f89-f603614-ab984f2-7348103-1225a5b</meta:generator>
    <dc:date>2012-11-07T02:28:06.90</dc:date>
    <meta:document-statistic meta:table-count="0" meta:image-count="0" meta:object-count="0" meta:page-count="2" meta:paragraph-count="28" meta:word-count="381" meta:character-count="2193" meta:non-whitespace-character-count="1845"/>
    <meta:user-defined meta:name="Info 1"/>
    <meta:user-defined meta:name="Info 2"/>
    <meta:user-defined meta:name="Info 3"/>
    <meta:user-defined meta:name="Info 4"/>
  </office:meta>
</office:document-meta>
</file>